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TriniDAT Data Application Server.</text:p>
      <text:p text:style-name="Standard">Quick App How-To Guide.</text:p>
      <text:p text:style-name="Standard"/>
      <text:list xml:id="list2353084230675302516" text:style-name="L4">
        <text:list-item>
          <text:p text:style-name="P4">2013 De Leeuw ICT</text:p>
          <text:p text:style-name="P4"/>
        </text:list-item>
      </text:list>
      <text:p text:style-name="Standard"/>
      <text:list xml:id="list2576399446789630598" text:style-name="L1">
        <text:list-item>
          <text:p text:style-name="P1">Installing an App</text:p>
        </text:list-item>
      </text:list>
      <text:p text:style-name="Standard"/>
      <text:p text:style-name="Standard">Click on the Install App button</text:p>
      <text:p text:style-name="Standard"/>
      <text:p text:style-name="Standard"/>
      <text:p text:style-name="Standard">2. <text:s/>Uninstalling an AP</text:p>
      <text:p text:style-name="Standard"/>
      <text:p text:style-name="Standard">Type : UNINSTALL &lt;APPID&gt; . You will now be given a challenge letter, for example 'Z'. <text:s/>Type the command again with the challenge as the last parameter. </text:p>
      <text:p text:style-name="Standard"/>
      <text:p text:style-name="Standard">For example: UNINSTALL 13 Z. This will pass authentication and the application with id 3 will be deleted.</text:p>
      <text:p text:style-name="Standard"/>
      <text:list xml:id="list1184081662454204521" text:style-name="L2">
        <text:list-item>
          <text:p text:style-name="P2">ENABLEAPP and DISABLEAPP</text:p>
        </text:list-item>
      </text:list>
      <text:p text:style-name="Standard"/>
      <text:p text:style-name="Standard">Toggles the ''disabled' <text:s/>flag in the application cache.</text:p>
      <text:p text:style-name="Standard"/>
      <text:p text:style-name="Standard"/>
      <text:list xml:id="list5722610734052663785" text:style-name="L3">
        <text:list-item>
          <text:p text:style-name="P3">To upload a new application to the appstore.</text:p>
        </text:list-item>
      </text:list>
      <text:p text:style-name="Standard"/>
      <text:p text:style-name="Standard">Type: 'PUBLISH &lt;APPID&gt;'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Y</meta:initial-creator>
    <meta:creation-date>2013-05-15T08:02:56.26</meta:creation-date>
    <dc:date>2013-05-15T08:12:52.66</dc:date>
    <dc:creator>X Y</dc:creator>
    <meta:editing-duration>PT10M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96" meta:character-count="557"/>
  </office:meta>
</office:document-meta>
</file>